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3" style:family="paragraph" style:parent-style-name="Standard" style:list-style-name="L1">
      <style:paragraph-properties fo:text-align="start"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text:span> : Develop a framework for rapid prototyping of IoT projects </text:p>
      <text:p text:style-name="P1"/>
      <text:p text:style-name="P1"><text:span text:style-name="T1">Abstract</text:span> :</text:p>
      <text:p text:style-name="P2">The idea behind this project is to develop a framework /library which will let us easily talk to MCUs from high level scripting languages host devices such as Mobiles, Tablets and Computers. The framework will enable us to read sensor data, write data to a actuator - via the MCU. It is like treating the MCU unit as a extension of the host device. </text:p>
      <text:p text:style-name="P2">The firmware will allow IoT app developers to develop their prototypes without writing any MCU code. All the hardware logic will be embedded in the application code. </text:p>
      <text:p text:style-name="P2"/>
      <text:p text:style-name="P2"><text:span text:style-name="T2">The Interface (The end software which the users will see) :</text:span></text:p>
      <text:p text:style-name="P2">The final demo product will be a set of ready to use API in python which will run with kivy. The API will be used to control the hardware units that run our firmware. Using the API the user will be able to write scripts in python that will control the hardware units, the hardware control functions will be embedded in the desktop/mobile application. For example :</text:p>
      <text:p text:style-name="P2">node = Node(id)</text:p>
      <text:p text:style-name="P2">node.connect('bluetooth')</text:p>
      <text:p text:style-name="P2">#other logic</text:p>
      <text:p text:style-name="P2"/>
      <text:p text:style-name="P2">on_click(args):</text:p>
      <text:p text:style-name="P2"><text:tab/>'''</text:p>
      <text:p text:style-name="P2"><text:tab/>call back on some button click</text:p>
      <text:p text:style-name="P2"><text:tab/>'''</text:p>
      <text:p text:style-name="P2"><text:tab/>node.start_script();</text:p>
      <text:p text:style-name="P2"><text:tab/>node.gpio(13, HIGH);</text:p>
      <text:p text:style-name="P2"><text:tab/>node.sleep(50);</text:p>
      <text:p text:style-name="P2"><text:tab/>node.gpio(13, LOW);</text:p>
      <text:p text:style-name="P2"><text:tab/>node.sleep(50);</text:p>
      <text:p text:style-name="P2"><text:tab/>node.end_script();</text:p>
      <text:p text:style-name="P2"><text:tab/>node.load_script()</text:p>
      <text:p text:style-name="P2"/>
      <text:p text:style-name="P2">The above piece of code will make the led blink every 50 ms once the call back is triggered.</text:p>
      <text:p text:style-name="P2"/>
      <text:p text:style-name="P4">Implementation :</text:p>
      <text:p text:style-name="P2">There are three main components : </text:p>
      <text:list xml:id="list740443416" text:style-name="L1">
        <text:list-item>
          <text:list>
            <text:list-item>
              <text:p text:style-name="P3">firmware design that goes with the MCU</text:p>
            </text:list-item>
            <text:list-item>
              <text:p text:style-name="P3">The kivy-python API</text:p>
            </text:list-item>
            <text:list-item>
              <text:p text:style-name="P3">IoT libraries</text:p>
            </text:list-item>
          </text:list>
        </text:list-item>
      </text:list>
      <text:p text:style-name="P2"/>
      <text:p text:style-name="P2">Firmware : This is the code that goes on the MCUs. Basically an interpreter of sorts, it interprets the custom bytecode which is part of the framework. The bytecode is the talk that happens between the host and the MCU. The MCUs only deal with bytecode, they are the reason developers wont have to write architecture and application specific controller code themselves. </text:p>
      <text:p text:style-name="P2"/>
      <text:p text:style-name="P2">Kivy-Python API : This is the python API which is embeddable into standard kivy applications. They are responsible for the bytecode generation and the communication (Bluetooth, WiFi, USB etc.)</text:p>
      <text:p text:style-name="P2"/>
      <text:p text:style-name="P2">IoT libraries : once the basic framework is up and running, its time to add functionality. Add libraries that can handle more than one node, intercommunication between those nodes and also capabilities such as data logging, support of hardware addons to the already existing MCUs. There is a log way to go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ki </meta:initial-creator>
    <meta:creation-date>2014-04-16T22:40:11</meta:creation-date>
    <dc:date>2014-04-18T09:58:36</dc:date>
    <dc:creator>Karki </dc:creator>
    <meta:editing-duration>PT17H46M12S</meta:editing-duration>
    <meta:editing-cycles>3</meta:editing-cycles>
    <meta:generator>LibreOffice/3.5$Linux_x86 LibreOffice_project/350m1$Build-2</meta:generator>
    <meta:document-statistic meta:table-count="0" meta:image-count="0" meta:object-count="0" meta:page-count="1" meta:paragraph-count="29" meta:word-count="392" meta:character-count="2340" meta:non-whitespace-character-count="1965"/>
  </office:meta>
</office:document-meta>
</file>